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42b" officeooo:paragraph-rsid="0006742b"/>
    </style:style>
    <style:style style:name="P2" style:family="paragraph" style:parent-style-name="Standard">
      <style:text-properties officeooo:rsid="000761fb" officeooo:paragraph-rsid="000761fb"/>
    </style:style>
    <style:style style:name="T1" style:family="text">
      <style:text-properties officeooo:rsid="0006742b"/>
    </style:style>
    <style:style style:name="T2" style:family="text">
      <style:text-properties officeooo:rsid="000761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<text:span text:style-name="T1">mới</text:span></text:p>
      <text:p text:style-name="Standard"/>
      <text:p text:style-name="Standard">Đăng n<text:span text:style-name="T1">hập lần đầu</text:span></text:p>
      <text:p text:style-name="P1">1. Đăng nhập GIT</text:p>
      <text:p text:style-name="P1">2. chạy transaction RegisterVehicleOwner (port 3001)</text:p>
      <text:p text:style-name="P1">→ owner ID</text:p>
      <text:p text:style-name="P1">3. Bấm tạo ví <text:span text:style-name="T2">và cung cấp username</text:span></text:p>
      <text:p text:style-name="P1">→ CHạy ISSUE (định danh) cho id git với ownerID (3001)</text:p>
      <text:p text:style-name="P1">→ Nhận file .card</text:p>
      <text:p text:style-name="P1">4. xác minh ví (port 3000)</text:p>
      <text:p text:style-name="P1">→ wallet/import</text:p>
      <text:p text:style-name="P1"/>
      <text:p text:style-name="P2">nếu muốn export private key</text:p>
      <text:p text:style-name="P2">→ wallet/export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15:56.952867933</meta:creation-date>
    <dc:date>2019-02-25T17:14:17.518379592</dc:date>
    <meta:editing-duration>PT38M</meta:editing-duration>
    <meta:editing-cycles>1</meta:editing-cycles>
    <meta:document-statistic meta:table-count="0" meta:image-count="0" meta:object-count="0" meta:page-count="1" meta:paragraph-count="12" meta:word-count="57" meta:character-count="291" meta:non-whitespace-character-count="246"/>
    <meta:generator>LibreOffice/6.0.6.2$Linux_X86_64 LibreOffice_project/00m0$Build-2</meta:generator>
  </office:meta>
</office:document-meta>
</file>